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c2e1" officeooo:paragraph-rsid="001bc2e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c2e1" officeooo:paragraph-rsid="001bc2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c2e1" officeooo:paragraph-rsid="001bc2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1/18</text:p>
      <text:p text:style-name="P2">EECS 473 – PS2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3:02:17.417880657</meta:creation-date>
    <dc:date>2018-09-26T23:03:08.841229868</dc:date>
    <meta:editing-duration>PT52S</meta:editing-duration>
    <meta:editing-cycles>1</meta:editing-cycles>
    <meta:document-statistic meta:table-count="0" meta:image-count="0" meta:object-count="0" meta:page-count="1" meta:paragraph-count="4" meta:word-count="7" meta:character-count="37" meta:non-whitespace-character-count="33"/>
    <meta:generator>LibreOffice/5.1.6.2$Linux_X86_64 LibreOffice_project/10m0$Build-2</meta:generator>
  </office:meta>
</office:document-meta>
</file>